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2000000476679E30F7697A0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27cm"/>
    </style:style>
    <style:style style:name="Table3.E" style:family="table-column">
      <style:table-column-properties style:column-width="2.17cm"/>
    </style:style>
    <style:style style:name="Table3.F" style:family="table-column">
      <style:table-column-properties style:column-width="3.122cm"/>
    </style:style>
    <style:style style:name="Table3.G" style:family="table-column">
      <style:table-column-properties style:column-width="1.667cm"/>
    </style:style>
    <style:style style:name="Table3.H" style:family="table-column">
      <style:table-column-properties style:column-width="1.348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G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4" style:family="table-row">
      <style:table-row-properties style:min-row-height="0.402cm"/>
    </style:style>
    <style:style style:name="Table3.G5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5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C20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D20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E20" style:family="table-cell">
      <style:table-cell-properties style:vertical-align="middle" fo:padding="0.051cm" fo:border="0.05pt solid #000000" style:writing-mode="page"/>
    </style:style>
    <style:style style:name="Table3.F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C2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D2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E21" style:family="table-cell">
      <style:table-cell-properties style:vertical-align="middle" fo:padding="0.051cm" fo:border="0.05pt solid #000000" style:writing-mode="page"/>
    </style:style>
    <style:style style:name="Table3.F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C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C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3053e5a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ecfb36" officeooo:paragraph-rsid="02ecfb36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text-properties style:use-window-font-color="true" loext:opacity="0%" style:font-name="Arial" fo:font-size="11pt" fo:font-weight="bold" officeooo:rsid="0275a526" officeooo:paragraph-rsid="02e82e6a" style:font-name-asian="Noto Sans CJK SC Regular" style:font-size-asian="11pt" style:font-weight-asian="bold" style:font-name-complex="FreeSans1" style:font-size-complex="11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071bca" style:font-name-asian="Noto Sans CJK SC Regular" style:font-size-asian="14pt" style:font-weight-asian="bold" style:font-name-complex="FreeSans1" style:font-size-complex="14pt" style:font-weight-complex="bold"/>
    </style:style>
    <style:style style:name="P10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1" style:family="paragraph" style:parent-style-name="Text_20_body">
      <style:text-properties officeooo:rsid="0269cb7a" officeooo:paragraph-rsid="027bedb0"/>
    </style:style>
    <style:style style:name="P12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2ffd667"/>
    </style:style>
    <style:style style:name="P18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19" style:family="paragraph" style:parent-style-name="Table_20_Contents">
      <style:paragraph-properties fo:text-align="center" style:justify-single-word="false"/>
      <style:text-properties officeooo:rsid="0277f717" officeooo:paragraph-rsid="02f1dd3d"/>
    </style:style>
    <style:style style:name="P20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21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2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23" style:family="paragraph" style:parent-style-name="Table_20_Contents">
      <style:paragraph-properties fo:text-align="end" style:justify-single-word="false"/>
      <style:text-properties officeooo:paragraph-rsid="027bedb0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277f717" officeooo:paragraph-rsid="027bedb0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font-weight="normal" officeooo:rsid="0277f717" officeooo:paragraph-rsid="027bedb0" style:font-weight-asian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font-weight="normal" officeooo:rsid="0277f717" officeooo:paragraph-rsid="027bedb0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2ecfb36" officeooo:paragraph-rsid="02f1dd3d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2ecfb36" officeooo:paragraph-rsid="02ecfb36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32" style:family="paragraph" style:parent-style-name="Table_20_Contents">
      <style:paragraph-properties fo:text-align="center" style:justify-single-word="false"/>
      <style:text-properties officeooo:rsid="02f637d6" officeooo:paragraph-rsid="02f76bf1"/>
    </style:style>
    <style:style style:name="P33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34" style:family="paragraph" style:parent-style-name="Table_20_Contents">
      <style:paragraph-properties fo:text-align="center" style:justify-single-word="false"/>
      <style:text-properties officeooo:rsid="026ec750" officeooo:paragraph-rsid="02f2bf04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7" style:family="paragraph" style:parent-style-name="Standard">
      <style:paragraph-properties fo:text-align="center" style:justify-single-word="false"/>
      <style:text-properties officeooo:rsid="02ea260b" officeooo:paragraph-rsid="02ea260b"/>
    </style:style>
    <style:style style:name="P38" style:family="paragraph" style:parent-style-name="Standard">
      <style:paragraph-properties fo:text-align="center" style:justify-single-word="false"/>
      <style:text-properties officeooo:rsid="02f1dd3d" officeooo:paragraph-rsid="02f1dd3d"/>
    </style:style>
    <style:style style:name="P39" style:family="paragraph" style:parent-style-name="Standard">
      <style:paragraph-properties fo:text-align="center" style:justify-single-word="false"/>
      <style:text-properties officeooo:rsid="02f2bf04" officeooo:paragraph-rsid="02f2bf04"/>
    </style:style>
    <style:style style:name="P40" style:family="paragraph" style:parent-style-name="Standard">
      <style:paragraph-properties fo:text-align="center" style:justify-single-word="false"/>
      <style:text-properties officeooo:rsid="02f637d6" officeooo:paragraph-rsid="02f637d6"/>
    </style:style>
    <style:style style:name="P41" style:family="paragraph" style:parent-style-name="Standard">
      <style:paragraph-properties fo:text-align="center" style:justify-single-word="false"/>
      <style:text-properties officeooo:rsid="02f82f0d" officeooo:paragraph-rsid="02f82f0d"/>
    </style:style>
    <style:style style:name="P42" style:family="paragraph" style:parent-style-name="Standard">
      <style:paragraph-properties fo:text-align="center" style:justify-single-word="false"/>
      <style:text-properties officeooo:rsid="02f82f0d" officeooo:paragraph-rsid="02ffd667"/>
    </style:style>
    <style:style style:name="P43" style:family="paragraph" style:parent-style-name="Standard">
      <style:paragraph-properties fo:text-align="center" style:justify-single-word="false"/>
      <style:text-properties officeooo:rsid="02ffd667" officeooo:paragraph-rsid="02ffd667"/>
    </style:style>
    <style:style style:name="P44" style:family="paragraph" style:parent-style-name="Standard">
      <style:paragraph-properties fo:text-align="center" style:justify-single-word="false"/>
      <style:text-properties officeooo:rsid="03089b84" officeooo:paragraph-rsid="03089b84"/>
    </style:style>
    <style:style style:name="P45" style:family="paragraph" style:parent-style-name="Standard">
      <style:paragraph-properties fo:text-align="center" style:justify-single-word="false"/>
      <style:text-properties officeooo:rsid="030976ab" officeooo:paragraph-rsid="030976ab"/>
    </style:style>
    <style:style style:name="P46" style:family="paragraph" style:parent-style-name="Table_20_Contents">
      <style:paragraph-properties fo:text-align="center" style:justify-single-word="false"/>
      <style:text-properties officeooo:rsid="030976ab" officeooo:paragraph-rsid="030976ab"/>
    </style:style>
    <style:style style:name="P47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style:font-name="Arial1" fo:font-size="10pt" style:text-underline-style="none" officeooo:rsid="022a544a" style:font-size-asian="10pt" style:font-size-complex="10pt"/>
    </style:style>
    <style:style style:name="T2" style:family="text">
      <style:text-properties style:font-name="Arial1" fo:font-size="10pt" style:text-underline-style="none" officeooo:rsid="001b2f40" style:font-size-asian="10pt" style:font-size-complex="10pt"/>
    </style:style>
    <style:style style:name="T3" style:family="text">
      <style:text-properties style:font-name="Arial1" fo:font-size="10pt" style:text-underline-style="none" officeooo:rsid="00337d03" style:font-size-asian="10pt" style:font-size-complex="10pt"/>
    </style:style>
    <style:style style:name="T4" style:family="text">
      <style:text-properties style:font-name="Arial1" fo:font-size="10pt" style:text-underline-style="none" officeooo:rsid="02f0a2c1" style:font-size-asian="10pt" style:font-size-complex="10pt"/>
    </style:style>
    <style:style style:name="T5" style:family="text">
      <style:text-properties style:font-name="Arial1" fo:font-size="10pt" style:text-underline-style="none" officeooo:rsid="0269cb7a" style:font-size-asian="10pt" style:font-size-complex="10pt"/>
    </style:style>
    <style:style style:name="T6" style:family="text">
      <style:text-properties style:font-name="Arial1" fo:font-size="10pt" style:text-underline-style="none" officeooo:rsid="02e5f899" style:font-size-asian="10pt" style:font-size-complex="10pt"/>
    </style:style>
    <style:style style:name="T7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8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9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0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3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style:use-window-font-color="true" loext:opacity="0%" style:font-name="Arial" fo:font-size="14pt" fo:font-weight="bold" officeooo:rsid="02f0a2c1" style:font-name-asian="Noto Sans CJK SC Regular" style:font-size-asian="14pt" style:font-weight-asian="bold" style:font-name-complex="FreeSans1" style:font-size-complex="14pt" style:font-weight-complex="bold"/>
    </style:style>
    <style:style style:name="T17" style:family="text">
      <style:text-properties officeooo:rsid="02a38e1a"/>
    </style:style>
    <style:style style:name="T18" style:family="text">
      <style:text-properties officeooo:rsid="02ea2195"/>
    </style:style>
    <style:style style:name="T19" style:family="text">
      <style:text-properties officeooo:rsid="02f1dd3d"/>
    </style:style>
    <style:style style:name="T20" style:family="text">
      <style:text-properties officeooo:rsid="0277f717"/>
    </style:style>
    <style:style style:name="T21" style:family="text">
      <style:text-properties officeooo:rsid="0351a1b5"/>
    </style:style>
    <style:style style:name="T22" style:family="text">
      <style:text-properties officeooo:rsid="0353cbb5"/>
    </style:style>
    <style:style style:name="T23" style:family="text">
      <style:text-properties officeooo:rsid="035a8885"/>
    </style:style>
    <style:style style:name="T24" style:family="text">
      <style:text-properties officeooo:rsid="02f76bf1"/>
    </style:style>
    <style:style style:name="T25" style:family="text">
      <style:text-properties officeooo:rsid="02fa03a4"/>
    </style:style>
    <style:style style:name="T26" style:family="text">
      <style:text-properties officeooo:rsid="02ff73dd"/>
    </style:style>
    <style:style style:name="T27" style:family="text">
      <style:text-properties officeooo:rsid="03089b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 text:is-list-header="true"><text:span text:style-name="T13">ACTIVIDADES UD</text:span><text:span text:style-name="T16">5</text:span><text:span text:style-name="T15"> - </text:span><text:span text:style-name="T14">SERVIDOR</text:span></text:h>
      <text:p text:style-name="P9">NOMBRE Y APELLIDOS: <text:s/><text:span text:style-name="T27">ALBERT PÉREZ BALEYTO</text:span></text:p>
      <text:p text:style-name="P7">Completa las columnas HECHO, CALIFICACIÓN, IE y TOTAL, de la siguiente tabla de calificaciones.</text:p>
      <text:p text:style-name="P10"><text:span text:style-name="T12">T</text:span><text:span text:style-name="T11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94138968658432">
          <table:table-cell table:style-name="Table3.A1" office:value-type="string">
            <text:p text:style-name="P13">CE</text:p>
          </table:table-cell>
          <table:table-cell table:style-name="Table3.A1" office:value-type="string">
            <text:p text:style-name="P14">ACT<text:span text:style-name="T18">.</text:span></text:p>
          </table:table-cell>
          <table:table-cell table:style-name="Table3.A1" table:number-columns-spanned="2" office:value-type="string">
            <text:p text:style-name="P15">TAREA</text:p>
          </table:table-cell>
          <table:covered-table-cell/>
          <table:table-cell table:style-name="Table3.A1" office:value-type="string">
            <text:p text:style-name="P15">HECHO</text:p>
          </table:table-cell>
          <table:table-cell table:style-name="Table3.A1" office:value-type="string">
            <text:p text:style-name="P13">CALIFICACIÓN</text:p>
          </table:table-cell>
          <table:table-cell table:style-name="Table3.A1" table:number-columns-spanned="2" office:value-type="string">
            <text:p text:style-name="P13">IE</text:p>
          </table:table-cell>
          <table:covered-table-cell/>
          <table:table-cell table:style-name="Table3.I1" office:value-type="string">
            <text:p text:style-name="P13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5">RA<text:span text:style-name="T19">6.</text:span><text:span text:style-name="T25">g</text:span></text:p>
          </table:table-cell>
          <table:table-cell table:style-name="Table3.A2" table:number-rows-spanned="2" office:value-type="string">
            <text:p text:style-name="P25">UD<text:span text:style-name="T19">5</text:span>.1</text:p>
          </table:table-cell>
          <table:table-cell table:style-name="Table3.A2" table:number-rows-spanned="2" office:value-type="string">
            <text:p text:style-name="P28">a</text:p>
          </table:table-cell>
          <table:table-cell table:style-name="Table3.A2" table:number-rows-spanned="2" office:value-type="string">
            <text:p text:style-name="P30">10p</text:p>
          </table:table-cell>
          <table:table-cell table:style-name="Table3.A2" table:number-rows-spanned="2" office:value-type="string">
            <text:p text:style-name="P28"/>
          </table:table-cell>
          <table:table-cell table:style-name="Table3.A2" table:number-rows-spanned="2" office:value-type="string">
            <text:p text:style-name="P27"/>
          </table:table-cell>
          <table:table-cell table:style-name="Table3.A2" office:value-type="string">
            <text:p text:style-name="P26">I3 - 90%</text:p>
          </table:table-cell>
          <table:table-cell table:style-name="Table3.A2" office:value-type="string">
            <text:p text:style-name="P24"/>
          </table:table-cell>
          <table:table-cell table:style-name="Table3.I2" table:number-rows-spanned="2" office:value-type="string">
            <text:p text:style-name="P24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5" office:value-type="string">
            <text:p text:style-name="P16">I6 - 10%</text:p>
          </table:table-cell>
          <table:table-cell table:style-name="Table3.H5" office:value-type="string">
            <text:p text:style-name="P13"/>
          </table:table-cell>
          <table:covered-table-cell/>
        </table:table-row>
        <table:table-row table:style-name="Table3.4">
          <table:table-cell table:style-name="Table3.A2" table:number-rows-spanned="2" office:value-type="string">
            <text:p text:style-name="P19">RA<text:span text:style-name="T19">6</text:span>.<text:span text:style-name="T19">b</text:span></text:p>
          </table:table-cell>
          <table:table-cell table:style-name="Table3.A2" table:number-rows-spanned="2" office:value-type="string">
            <text:p text:style-name="P19">UD<text:span text:style-name="T19">5</text:span>.<text:span text:style-name="T17">2</text:span></text:p>
          </table:table-cell>
          <table:table-cell table:style-name="Table3.A2" table:number-rows-spanned="2" office:value-type="string">
            <text:p text:style-name="P38"/>
          </table:table-cell>
          <table:table-cell table:style-name="Table3.A2" table:number-rows-spanned="2" office:value-type="string">
            <text:p text:style-name="P29">10p</text:p>
          </table:table-cell>
          <table:table-cell table:style-name="Table3.A2" table:number-rows-spanned="2" office:value-type="string">
            <text:p text:style-name="P44">1 <text:s/>5p X</text:p>
            <text:p text:style-name="P44">2</text:p>
          </table:table-cell>
          <table:table-cell table:style-name="Table3.A2" table:number-rows-spanned="2" office:value-type="string">
            <text:p text:style-name="P35"/>
          </table:table-cell>
          <table:table-cell table:style-name="Table3.A2" office:value-type="string">
            <text:p text:style-name="P24">I3 - 90%</text:p>
          </table:table-cell>
          <table:table-cell table:style-name="Table3.A2" office:value-type="string">
            <text:p text:style-name="P13"/>
          </table:table-cell>
          <table:table-cell table:style-name="Table3.I2" table:number-rows-spanned="2" office:value-type="string">
            <text:p text:style-name="P35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5" office:value-type="string">
            <text:p text:style-name="P16">I6 - 10%</text:p>
          </table:table-cell>
          <table:table-cell table:style-name="Table3.H5" office:value-type="string">
            <text:p text:style-name="P13"/>
          </table:table-cell>
          <table:covered-table-cell/>
        </table:table-row>
        <table:table-row table:style-name="Table3.2">
          <table:table-cell table:style-name="Table3.A17" table:number-rows-spanned="7" office:value-type="string">
            <text:p text:style-name="P20">RA<text:span text:style-name="T19">6</text:span>.<text:span text:style-name="T19">c</text:span></text:p>
          </table:table-cell>
          <table:table-cell table:style-name="Table3.B12" table:number-rows-spanned="7" office:value-type="string">
            <text:p text:style-name="P20">UD<text:span text:style-name="T19">5</text:span>.<text:span text:style-name="T17">3</text:span></text:p>
          </table:table-cell>
          <table:table-cell table:style-name="Table3.C6" office:value-type="string">
            <text:p text:style-name="P21">a</text:p>
          </table:table-cell>
          <table:table-cell table:style-name="Table3.D6" office:value-type="string">
            <text:p text:style-name="P31">1p</text:p>
          </table:table-cell>
          <table:table-cell table:style-name="Table3.E6" office:value-type="string">
            <text:p text:style-name="P46">X</text:p>
          </table:table-cell>
          <table:table-cell table:style-name="Table3.F12" table:number-rows-spanned="7" office:value-type="string">
            <text:p text:style-name="P23"/>
          </table:table-cell>
          <table:table-cell table:style-name="Table3.G6" office:value-type="string">
            <text:p text:style-name="P16">I3 - 90%</text:p>
          </table:table-cell>
          <table:table-cell table:style-name="Table3.H19" office:value-type="string">
            <text:p text:style-name="P16"/>
          </table:table-cell>
          <table:table-cell table:style-name="Table3.I12" table:number-rows-spanned="7" office:value-type="string">
            <text:p text:style-name="P12"/>
          </table:table-cell>
        </table:table-row>
        <table:table-row table:style-name="Table3.2">
          <table:covered-table-cell/>
          <table:covered-table-cell/>
          <table:table-cell table:style-name="Table3.C7" office:value-type="string">
            <text:p text:style-name="P36">b</text:p>
          </table:table-cell>
          <table:table-cell table:style-name="Table3.D7" office:value-type="string">
            <text:p text:style-name="P40">0.5p</text:p>
          </table:table-cell>
          <table:table-cell table:style-name="Table3.E7" office:value-type="string">
            <text:p text:style-name="P45">X</text:p>
          </table:table-cell>
          <table:covered-table-cell/>
          <table:table-cell table:style-name="Table3.G12" table:number-rows-spanned="6" office:value-type="string">
            <text:p text:style-name="P16">I6 - 10%</text:p>
          </table:table-cell>
          <table:table-cell table:style-name="Table3.H19" table:number-rows-spanned="6" office:value-type="string">
            <text:p text:style-name="P16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8" office:value-type="string">
            <text:p text:style-name="P36">c</text:p>
          </table:table-cell>
          <table:table-cell table:style-name="Table3.D8" office:value-type="string">
            <text:p text:style-name="P31">1p</text:p>
          </table:table-cell>
          <table:table-cell table:style-name="Table3.E8" office:value-type="string">
            <text:p text:style-name="P45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9" office:value-type="string">
            <text:p text:style-name="P36">d</text:p>
          </table:table-cell>
          <table:table-cell table:style-name="Table3.D9" office:value-type="string">
            <text:p text:style-name="P31">1<text:span text:style-name="T26">.5</text:span>p</text:p>
          </table:table-cell>
          <table:table-cell table:style-name="Table3.E9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0" office:value-type="string">
            <text:p text:style-name="P36">e</text:p>
          </table:table-cell>
          <table:table-cell table:style-name="Table3.D10" office:value-type="string">
            <text:p text:style-name="P40"><text:span text:style-name="T26">2</text:span>p</text:p>
          </table:table-cell>
          <table:table-cell table:style-name="Table3.E10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1" office:value-type="string">
            <text:p text:style-name="P36">f</text:p>
          </table:table-cell>
          <table:table-cell table:style-name="Table3.D11" office:value-type="string">
            <text:p text:style-name="P40"><text:span text:style-name="T26">2</text:span>p</text:p>
          </table:table-cell>
          <table:table-cell table:style-name="Table3.E11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2" office:value-type="string">
            <text:p text:style-name="P39">g</text:p>
          </table:table-cell>
          <table:table-cell table:style-name="Table3.D12" office:value-type="string">
            <text:p text:style-name="P40"><text:span text:style-name="T26">2</text:span>p</text:p>
          </table:table-cell>
          <table:table-cell table:style-name="Table3.E12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7" table:number-rows-spanned="5" office:value-type="string">
            <text:p text:style-name="P20">RA<text:span text:style-name="T19">6</text:span>.<text:span text:style-name="T19">d</text:span></text:p>
          </table:table-cell>
          <table:table-cell table:style-name="Table3.B17" table:number-rows-spanned="5" office:value-type="string">
            <text:p text:style-name="P20">UD<text:span text:style-name="T19">5</text:span>.<text:span text:style-name="T17">4</text:span></text:p>
          </table:table-cell>
          <table:table-cell table:style-name="Table3.C13" office:value-type="string">
            <text:p text:style-name="P21">a</text:p>
          </table:table-cell>
          <table:table-cell table:style-name="Table3.D13" office:value-type="string">
            <text:p text:style-name="P32">1p</text:p>
          </table:table-cell>
          <table:table-cell table:style-name="Table3.E13" office:value-type="string">
            <text:p text:style-name="P18"/>
          </table:table-cell>
          <table:table-cell table:style-name="Table3.F17" table:number-rows-spanned="5" office:value-type="string">
            <text:p text:style-name="P23"/>
          </table:table-cell>
          <table:table-cell table:style-name="Table3.G13" office:value-type="string">
            <text:p text:style-name="P16">I3 - 90%</text:p>
          </table:table-cell>
          <table:table-cell table:style-name="Table3.H19" office:value-type="string">
            <text:p text:style-name="P16"/>
          </table:table-cell>
          <table:table-cell table:style-name="Table3.I17" table:number-rows-spanned="5" office:value-type="string">
            <text:p text:style-name="P12"/>
          </table:table-cell>
        </table:table-row>
        <table:table-row table:style-name="Table3.2">
          <table:covered-table-cell/>
          <table:covered-table-cell/>
          <table:table-cell table:style-name="Table3.C16" office:value-type="string">
            <text:p text:style-name="P36">b</text:p>
          </table:table-cell>
          <table:table-cell table:style-name="Table3.D16" office:value-type="string">
            <text:p text:style-name="P32">1p</text:p>
          </table:table-cell>
          <table:table-cell table:style-name="Table3.E14" office:value-type="string">
            <text:p text:style-name="P35"/>
          </table:table-cell>
          <table:covered-table-cell/>
          <table:table-cell table:style-name="Table3.G17" table:number-rows-spanned="4" office:value-type="string">
            <text:p text:style-name="P16">I6 - 10%</text:p>
          </table:table-cell>
          <table:table-cell table:style-name="Table3.H19" table:number-rows-spanned="4" office:value-type="string">
            <text:p text:style-name="P16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16" office:value-type="string">
            <text:p text:style-name="P36">c</text:p>
          </table:table-cell>
          <table:table-cell table:style-name="Table3.D16" office:value-type="string">
            <text:p text:style-name="P32"><text:span text:style-name="T24">3</text:span>p</text:p>
          </table:table-cell>
          <table:table-cell table:style-name="Table3.E1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6" office:value-type="string">
            <text:p text:style-name="P36">d</text:p>
          </table:table-cell>
          <table:table-cell table:style-name="Table3.D16" office:value-type="string">
            <text:p text:style-name="P32">1p</text:p>
          </table:table-cell>
          <table:table-cell table:style-name="Table3.E16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7" office:value-type="string">
            <text:p text:style-name="P36">e</text:p>
          </table:table-cell>
          <table:table-cell table:style-name="Table3.D17" office:value-type="string">
            <text:p text:style-name="P32">1p</text:p>
          </table:table-cell>
          <table:table-cell table:style-name="Table3.E17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9" table:number-rows-spanned="2" office:value-type="string">
            <text:p text:style-name="P20">RA<text:span text:style-name="T19">6</text:span>.<text:span text:style-name="T19">e</text:span></text:p>
          </table:table-cell>
          <table:table-cell table:style-name="Table3.B19" table:number-rows-spanned="2" office:value-type="string">
            <text:p text:style-name="P20">UD<text:span text:style-name="T19">5</text:span>.<text:span text:style-name="T17">5</text:span></text:p>
          </table:table-cell>
          <table:table-cell table:style-name="Table3.C18" office:value-type="string">
            <text:p text:style-name="P22">a</text:p>
          </table:table-cell>
          <table:table-cell table:style-name="Table3.D18" office:value-type="string">
            <text:p text:style-name="P33">5p</text:p>
          </table:table-cell>
          <table:table-cell table:style-name="Table3.E18" office:value-type="string">
            <text:p text:style-name="P18"/>
          </table:table-cell>
          <table:table-cell table:style-name="Table3.F19" table:number-rows-spanned="2" office:value-type="string">
            <text:p text:style-name="P23"/>
          </table:table-cell>
          <table:table-cell table:style-name="Table3.G18" office:value-type="string">
            <text:p text:style-name="P16">I3 - 90%</text:p>
          </table:table-cell>
          <table:table-cell table:style-name="Table3.H18" office:value-type="string">
            <text:p text:style-name="P16"/>
          </table:table-cell>
          <table:table-cell table:style-name="Table3.I19" table:number-rows-spanned="2" office:value-type="string">
            <text:p text:style-name="P12"/>
          </table:table-cell>
        </table:table-row>
        <table:table-row table:style-name="Table3.2">
          <table:covered-table-cell/>
          <table:covered-table-cell/>
          <table:table-cell table:style-name="Table3.C19" office:value-type="string">
            <text:p text:style-name="P37">c</text:p>
          </table:table-cell>
          <table:table-cell table:style-name="Table3.D19" office:value-type="string">
            <text:p text:style-name="P41">5p</text:p>
          </table:table-cell>
          <table:table-cell table:style-name="Table3.E19" office:value-type="string">
            <text:p text:style-name="P35"/>
          </table:table-cell>
          <table:covered-table-cell/>
          <table:table-cell table:style-name="Table3.G19" office:value-type="string">
            <text:p text:style-name="Standard"/>
          </table:table-cell>
          <table:table-cell table:style-name="Table3.H19" office:value-type="string">
            <text:p text:style-name="Standard"/>
          </table:table-cell>
          <table:covered-table-cell/>
        </table:table-row>
        <table:table-row table:style-name="Table3.2">
          <table:table-cell table:style-name="Table3.A23" table:number-rows-spanned="4" office:value-type="string">
            <text:p text:style-name="P34"><text:span text:style-name="T20">RA</text:span><text:span text:style-name="T21">6</text:span><text:span text:style-name="T22">.</text:span><text:span text:style-name="T23">f</text:span></text:p>
          </table:table-cell>
          <table:table-cell table:style-name="Table3.B23" table:number-rows-spanned="4" office:value-type="string">
            <text:p text:style-name="P20">UD<text:span text:style-name="T19">5</text:span>.<text:span text:style-name="T19">6</text:span></text:p>
          </table:table-cell>
          <table:table-cell table:style-name="Table3.C20" office:value-type="string">
            <text:p text:style-name="P22">a</text:p>
          </table:table-cell>
          <table:table-cell table:style-name="Table3.D20" office:value-type="string">
            <text:p text:style-name="P33">2p</text:p>
          </table:table-cell>
          <table:table-cell table:style-name="Table3.E20" office:value-type="string">
            <text:p text:style-name="P18"/>
          </table:table-cell>
          <table:table-cell table:style-name="Table3.F23" table:number-rows-spanned="4" office:value-type="string">
            <text:p text:style-name="P23"/>
          </table:table-cell>
          <table:table-cell table:style-name="Table3.G23" table:number-rows-spanned="2" office:value-type="string">
            <text:p text:style-name="P16">I3 - 90%</text:p>
          </table:table-cell>
          <table:table-cell table:style-name="Table3.H23" table:number-rows-spanned="2" office:value-type="string">
            <text:p text:style-name="P16"/>
          </table:table-cell>
          <table:table-cell table:style-name="Table3.I23" table:number-rows-spanned="4" office:value-type="string">
            <text:p text:style-name="P12"/>
          </table:table-cell>
        </table:table-row>
        <table:table-row table:style-name="Table3.2">
          <table:covered-table-cell/>
          <table:covered-table-cell/>
          <table:table-cell table:style-name="Table3.C21" office:value-type="string">
            <text:p text:style-name="P37">b</text:p>
          </table:table-cell>
          <table:table-cell table:style-name="Table3.D21" office:value-type="string">
            <text:p text:style-name="P41">4p</text:p>
          </table:table-cell>
          <table:table-cell table:style-name="Table3.E21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22" office:value-type="string">
            <text:p text:style-name="P39">c</text:p>
          </table:table-cell>
          <table:table-cell table:style-name="Table3.D22" office:value-type="string">
            <text:p text:style-name="P41">2p</text:p>
          </table:table-cell>
          <table:table-cell table:style-name="Table3.E22" office:value-type="string">
            <text:p text:style-name="P35"/>
          </table:table-cell>
          <table:covered-table-cell/>
          <table:table-cell table:style-name="Table3.G23" table:number-rows-spanned="2" office:value-type="string">
            <text:p text:style-name="P17">I6 - 10%</text:p>
          </table:table-cell>
          <table:table-cell table:style-name="Table3.H23" table:number-rows-spanned="2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3" office:value-type="string">
            <text:p text:style-name="P43">d</text:p>
          </table:table-cell>
          <table:table-cell table:style-name="Table3.D23" office:value-type="string">
            <text:p text:style-name="P42">2p</text:p>
          </table:table-cell>
          <table:table-cell table:style-name="Table3.E23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8"><text:soft-page-break/>INSTRUMENTOS DE EVALUACIÓN</text:p>
      <text:p text:style-name="P6">I3: Realización de proyectos</text:p>
      <text:p text:style-name="P6">I6: Cumplimiento de los plazos de entrega</text:p>
      <text:p text:style-name="P6"/>
      <text:p text:style-name="P11"><text:span text:style-name="T7">Cada </text:span><text:span text:style-name="T8">actividad</text:span><text:span text:style-name="T7"> de este boletín estará ligada a un criterio de evaluación</text:span><text:span text:style-name="T8">, y cada CE tendrá una puntuación de 0 a 10.</text:span><text:span text:style-name="T9"> Cada tarea de cada actividad tiene una puntuación, y se </text:span><text:span text:style-name="T10">considerará</text:span><text:span text:style-name="T9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3053e5a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style:font-name="Arial1" fo:font-size="10pt" style:text-underline-style="none" officeooo:rsid="022a544a" style:font-size-asian="10pt" style:font-size-complex="10pt"/>
    </style:style>
    <style:style style:name="MT2" style:family="text">
      <style:text-properties style:font-name="Arial1" fo:font-size="10pt" style:text-underline-style="none" officeooo:rsid="001b2f40" style:font-size-asian="10pt" style:font-size-complex="10pt"/>
    </style:style>
    <style:style style:name="MT3" style:family="text">
      <style:text-properties style:font-name="Arial1" fo:font-size="10pt" style:text-underline-style="none" officeooo:rsid="00337d03" style:font-size-asian="10pt" style:font-size-complex="10pt"/>
    </style:style>
    <style:style style:name="MT4" style:family="text">
      <style:text-properties style:font-name="Arial1" fo:font-size="10pt" style:text-underline-style="none" officeooo:rsid="02f0a2c1" style:font-size-asian="10pt" style:font-size-complex="10pt"/>
    </style:style>
    <style:style style:name="MT5" style:family="text">
      <style:text-properties style:font-name="Arial1" fo:font-size="10pt" style:text-underline-style="none" officeooo:rsid="0269cb7a" style:font-size-asian="10pt" style:font-size-complex="10pt"/>
    </style:style>
    <style:style style:name="MT6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6679E30F7697A003.png" xlink:type="simple" xlink:show="embed" xlink:actuate="onLoad" draw:mime-type="image/png"/></draw:frame><text:span text:style-name="MT1">Desarrollo cliente/servidor</text:span><text:span text:style-name="MT2"> – </text:span><text:span text:style-name="MT3">Actividades UD</text:span><text:span text:style-name="MT4">5</text:span><text:span text:style-name="MT5"> - SERVIDOR</text:span><text:span text:style-name="MT6"> (AUTOEVALUACIÓN)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1">Desarrollo cliente/servidor</text:span><text:span text:style-name="MT2"> – </text:span><text:span text:style-name="MT3">Actividades UD</text:span><text:span text:style-name="MT4">5</text:span><text:span text:style-name="MT5"> - SERVIDOR</text:span><text:span text:style-name="MT6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4DT18H14M</meta:editing-duration>
    <meta:editing-cycles>603</meta:editing-cycles>
    <meta:generator>LibreOffice/7.1.4.2$Linux_X86_64 LibreOffice_project/10$Build-2</meta:generator>
    <meta:initial-creator>Manuel Pérez Alfonso</meta:initial-creator>
    <dc:date>2023-10-31T18:52:27.824266279</dc:date>
    <meta:document-statistic meta:table-count="1" meta:image-count="1" meta:object-count="0" meta:page-count="2" meta:paragraph-count="86" meta:word-count="211" meta:character-count="1236" meta:non-whitespace-character-count="866"/>
  </office:meta>
</office:document-meta>
</file>